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4cm"/>
    </style:style>
    <style:style style:name="co2" style:family="table-column">
      <style:table-column-properties fo:break-before="auto" style:column-width="5.477cm"/>
    </style:style>
    <style:style style:name="co3" style:family="table-column">
      <style:table-column-properties fo:break-before="auto" style:column-width="5.70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16.434cm"/>
    </style:style>
    <style:style style:name="co6" style:family="table-column">
      <style:table-column-properties fo:break-before="auto" style:column-width="4.38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98cm" fo:break-before="auto" style:use-optimal-row-height="false"/>
    </style:style>
    <style:style style:name="ro4" style:family="table-row">
      <style:table-row-properties style:row-height="0.866cm" fo:break-before="auto" style:use-optimal-row-height="false"/>
    </style:style>
    <style:style style:name="ro5" style:family="table-row">
      <style:table-row-properties style:row-height="0.836cm" fo:break-before="auto" style:use-optimal-row-height="false"/>
    </style:style>
    <style:style style:name="ro6" style:family="table-row">
      <style:table-row-properties style:row-height="0.96cm" fo:break-before="auto" style:use-optimal-row-height="false"/>
    </style:style>
    <style:style style:name="ro7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1.007cm" fo:break-before="auto" style:use-optimal-row-height="false"/>
    </style:style>
    <style:style style:name="ro9" style:family="table-row">
      <style:table-row-properties style:row-height="1.332cm" fo:break-before="auto" style:use-optimal-row-height="false"/>
    </style:style>
    <style:style style:name="ro10" style:family="table-row">
      <style:table-row-properties style:row-height="1.47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654cm" fo:break-before="auto" style:use-optimal-row-height="true"/>
    </style:style>
    <style:style style:name="ro13" style:family="table-row">
      <style:table-row-properties style:row-height="0.474cm" fo:break-before="auto" style:use-optimal-row-height="false"/>
    </style:style>
    <style:style style:name="ro14" style:family="table-row">
      <style:table-row-properties style:row-height="0.5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40pt" style:font-size-asian="40pt" style:font-size-complex="4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40pt" style:font-size-asian="40pt" style:font-size-complex="40pt"/>
    </style:style>
    <style:style style:name="ce15" style:family="table-cell" style:parent-style-name="Default" style:data-style-name="N109">
      <style:text-properties fo:font-size="40pt" style:font-size-asian="40pt" style:font-size-complex="40pt"/>
    </style:style>
    <style:style style:name="ce16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28pt" style:font-size-asian="28pt" style:font-size-complex="28pt"/>
    </style:style>
    <style:style style:name="ce12" style:family="table-cell" style:parent-style-name="Default">
      <style:text-properties fo:font-size="40pt" style:font-size-asian="40pt" style:font-size-complex="40pt"/>
    </style:style>
    <style:style style:name="ce6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08"/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row table:style-name="ro1">
          <table:table-cell table:style-name="ce1" office:value-type="string" calcext:value-type="string">
            <text:p>Utilité</text:p>
          </table:table-cell>
          <table:table-cell table:style-name="ce1" office:value-type="string" calcext:value-type="string">
            <text:p>Télécommande</text:p>
          </table:table-cell>
          <table:table-cell table:style-name="ce1" office:value-type="string" calcext:value-type="string">
            <text:p>Drone</text:p>
          </table:table-cell>
          <table:table-cell table:style-name="ce1" office:value-type="string" calcext:value-type="string">
            <text:p>Prix / unité</text:p>
          </table:table-cell>
          <table:table-cell table:style-name="ce5" office:value-type="string" calcext:value-type="string">
            <text:p>Lien</text:p>
          </table:table-cell>
          <table:table-cell table:style-name="ce1" office:value-type="string" calcext:value-type="string">
            <text:p>Nombre</text:p>
          </table:table-cell>
          <table:table-cell table:style-name="ce1"/>
          <table:table-cell table:style-name="ce1" office:value-type="string" calcext:value-type="string">
            <text:p>POID en g</text:p>
          </table:table-cell>
          <table:table-cell table:number-columns-repeated="2"/>
          <table:table-cell table:style-name="ce7" office:value-type="string" calcext:value-type="string">
            <text:p>Coque</text:p>
          </table:table-cell>
          <table:table-cell table:number-columns-repeated="2" table:style-name="ce1" office:value-type="string" calcext:value-type="string">
            <text:p>Filament 3D</text:p>
          </table:table-cell>
          <table:table-cell table:style-name="ce6" office:value-type="currency" office:currency="EUR" office:value="19.45" calcext:value-type="currency">
            <text:p>19,45 €</text:p>
          </table:table-cell>
          <table:table-cell table:style-name="ce8" office:value-type="string" calcext:value-type="string">
            <text:p><text:a xlink:href="https://fr.aliexpress.com/item/1005001791995956.html?src=google&amp;aff_fcid=1e9cdf14399f4d30b611c0380262e568-1700848439373-01894-UneMJZVf&amp;aff_fsk=UneMJZVf&amp;aff_platform=aaf&amp;sk=UneMJZVf&amp;aff_trace_key=1e9cdf14399f4d30b611c0380262e568-1700848439373-01894-UneMJZVf&amp;terminal_id=bccd68505d814422b0c07a0875b47a86&amp;afSmartRedirect=y" xlink:type="simple">Stallu-Filament pour imprimante 3D, PLA PLUS, Matériel d'impression 3D, Bobine, 1.75mm, 1kg - AliExpress</text:a> 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2">
          <table:table-cell table:style-name="ce7" office:value-type="string" calcext:value-type="string">
            <text:p>Cerveau du drone</text:p>
          </table:table-cell>
          <table:table-cell table:number-columns-repeated="2" table:style-name="ce7" office:value-type="string" calcext:value-type="string">
            <text:p>Arduino uno</text:p>
          </table:table-cell>
          <table:table-cell table:style-name="ce6" office:value-type="currency" office:currency="EUR" office:value="3.94" calcext:value-type="currency">
            <text:p>3,94 €</text:p>
          </table:table-cell>
          <table:table-cell table:style-name="ce19" office:value-type="string" calcext:value-type="string">
            <text:p><text:a xlink:href="https://fr.aliexpress.com/item/1005005625612697.html?spm=a2g0o.productlist.main.3.788d28a2DSVCa5&amp;algo_pvid=c4e6d8ae-0665-4441-aa53-9490fd4998ba&amp;aem_p4p_detail=202311220605492252486151493600001681635&amp;algo_exp_id=c4e6d8ae-0665-4441-aa53-9490fd4998ba-1&amp;pdp_npi=4%40dis%21EUR%213.94%212.84%21%21%2130.01%21%21%40210385bb17006619494257365e2d1f%2112000033792287439%21sea%21FR%210%21AB&amp;curPageLogUid=hyJSjppQPkSs&amp;search_p4p_id=202311220605492252486151493600001681635₂" xlink:type="simple">Carte de développement UNO R3 pour Ardu37, puce ATMEIncome 328P, CH340G - AliExpress</text:a> 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Contrôle direction</text:p>
          </table:table-cell>
          <table:table-cell table:style-name="ce7" office:value-type="string" calcext:value-type="string">
            <text:p>joystick</text:p>
          </table:table-cell>
          <table:table-cell table:style-name="ce7"/>
          <table:table-cell table:style-name="ce6" office:value-type="currency" office:currency="EUR" office:value="0.66" calcext:value-type="currency">
            <text:p>0,66 €</text:p>
          </table:table-cell>
          <table:table-cell table:style-name="ce19" office:value-type="string" calcext:value-type="string">
            <text:p><text:a xlink:href="https://fr.aliexpress.com/item/32654982435.html?spm=a2g0o.productlist.main.3.74b47282eOIKqs&amp;algo_pvid=04d0068d-4be7-4b10-9da2-d399729a0ce6&amp;aem_p4p_detail=20231122062024108996119504470001767837&amp;algo_exp_id=04d0068d-4be7-4b10-9da2-d399729a0ce6-1&amp;pdp_npi=4%40dis%21EUR%210.66%210.54%21%21%210.70%21%21%40210388c917006628239653685e565c%2159770093942%21sea%21FR%210%21AB&amp;curPageLogUid=iR0qjSxF9tt3&amp;search_p4p_id=20231122062024108996119504470001767837₂" xlink:type="simple">Pour les touristes Ardu37- axe XY Joystick Tech Joystick PS2 de qualité supérieure levier de commande capteur KY-023 évalué 4.9 /5 - AliExpress</text:a> 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3"/>
          <table:table-cell table:number-columns-repeated="8"/>
        </table:table-row>
        <table:table-row table:style-name="ro3">
          <table:table-cell table:style-name="ce7" office:value-type="string" calcext:value-type="string">
            <text:p>communication</text:p>
          </table:table-cell>
          <table:table-cell table:number-columns-repeated="2" table:style-name="ce7" office:value-type="string" calcext:value-type="string">
            <text:p>RFM69</text:p>
          </table:table-cell>
          <table:table-cell table:style-name="ce6" office:value-type="currency" office:currency="EUR" office:value="2.91" calcext:value-type="currency">
            <text:p>2,91 €</text:p>
          </table:table-cell>
          <table:table-cell office:value-type="string" calcext:value-type="string">
            <text:p><text:a xlink:href="https://fr.aliexpress.com/item/32878809891.html?src=google&amp;src=google&amp;albch=shopping&amp;acnt=248-630-5778&amp;slnk=&amp;plac=&amp;mtctp=&amp;albbt=Google_7_shopping&amp;albagn=888888&amp;isSmbAutoCall=false&amp;needSmbHouyi=false&amp;ds_e_adid=&amp;ds_e_matchtype=&amp;ds_e_device=c&amp;ds_e_network=x&amp;ds_e_product_group_id=&amp;ds_e_product_id=fr32878809891&amp;ds_e_product_merchant_id=107446485&amp;ds_e_product_country=FR&amp;ds_e_product_language=fr&amp;ds_e_product_channel=online&amp;ds_e_product_store_id=&amp;ds_url_v=2&amp;albcp=20871206076&amp;albag=&amp;gad_source=1&amp;aff_fcid=a602ad455bf444bab19ebbf73c86794b-1708962564201-01592-UneMJZVf&amp;aff_fsk=UneMJZVf&amp;aff_platform=aaf&amp;sk=UneMJZVf&amp;aff_trace_key=a602ad455bf444bab19ebbf73c86794b-1708962564201-01592-UneMJZVf&amp;terminal_id=f34892ac03e34501b88537c572a8f230&amp;afSmartRedirect=y" xlink:type="simple">https://fr.aliexpress.com/item/32878809891.html?src=google&amp;src=google&amp;albch=shopping&amp;acnt=248-630-5778&amp;slnk=&amp;plac=&amp;mtctp=&amp;albbt=Google_7_shopping&amp;albagn=888888&amp;isSmbAutoCall=false&amp;needSmbHouyi=false&amp;ds_e_adid=&amp;ds_e_matchtype=&amp;ds_e_device=c&amp;ds_e_network=x&amp;ds_e_product_group_id=&amp;ds_e_product_id=fr32878809891&amp;ds_e_product_merchant_id=107446485&amp;ds_e_product_country=FR&amp;ds_e_product_language=fr&amp;ds_e_product_channel=online&amp;ds_e_product_store_id=&amp;ds_url_v=2&amp;albcp=20871206076&amp;albag=&amp;gad_source=1&amp;aff_fcid=a602ad455bf444bab19ebbf73c86794b-1708962564201-01592-UneMJZVf&amp;aff_fsk=UneMJZVf&amp;aff_platform=aaf&amp;sk=UneMJZVf&amp;aff_trace_key=a602ad455bf444bab19ebbf73c86794b-1708962564201-01592-UneMJZVf&amp;terminal_id=f34892ac03e34501b88537c572a8f230&amp;afSmartRedirect=y</text:a>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1" office:value-type="float" office:value="5.8" calcext:value-type="float">
            <text:p>5,8</text:p>
          </table:table-cell>
          <table:table-cell table:number-columns-repeated="8"/>
        </table:table-row>
        <table:table-row table:style-name="ro3">
          <table:table-cell table:style-name="ce7" office:value-type="string" calcext:value-type="string">
            <text:p>Affichage d’information</text:p>
          </table:table-cell>
          <table:table-cell table:style-name="ce7" office:value-type="string" calcext:value-type="string">
            <text:p>Ecran lcd</text:p>
          </table:table-cell>
          <table:table-cell table:style-name="ce7"/>
          <table:table-cell table:style-name="ce6" office:value-type="currency" office:currency="EUR" office:value="4.83" calcext:value-type="currency">
            <text:p>4,83 €</text:p>
          </table:table-cell>
          <table:table-cell table:style-name="ce8" office:value-type="string" calcext:value-type="string">
            <text:p><text:a xlink:href="https://fr.aliexpress.com/item/1005005396134138.html?spm=a2g0o.productlist.main.3.59933d75pLz2Kq&amp;algo_pvid=d284033b-fe0b-4e84-919a-7d57f974a749&amp;algo_exp_id=d284033b-fe0b-4e84-919a-7d57f974a749-1&amp;pdp_npi=4%40dis%21EUR%214.83%210.49%21%21%2136.96%21%21%402103888a17012810329401042ef29a%2112000032893414817%21sea%21FR%210%21AB&amp;curPageLogUid=ASkYbFT9j7Jr" xlink:type="simple">1,8 pouces 128x160 SPI Full Color RGB TFT LCD display module d'affichage à cristaux liquides st7735 3.3V LCD display arduino uno R3 mega2560 Raspberry pie remplacement DIY - AliExpress</text:a> 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1"/>
          <table:table-cell table:number-columns-repeated="2"/>
          <table:table-cell table:style-name="ce7" table:number-columns-repeated="3"/>
          <table:table-cell table:style-name="ce6"/>
          <table:table-cell table:style-name="ce19" table:number-columns-spanned="1" table:number-rows-spanned="2"/>
          <table:table-cell table:style-name="ce1" table:number-columns-spanned="1" table:number-rows-spanned="2"/>
        </table:table-row>
        <table:table-row table:style-name="ro4">
          <table:table-cell table:style-name="ce7" office:value-type="string" calcext:value-type="string">
            <text:p>Capteur</text:p>
          </table:table-cell>
          <table:table-cell table:style-name="ce7"/>
          <table:table-cell table:style-name="ce7" office:value-type="string" calcext:value-type="string">
            <text:p>MPU6050</text:p>
          </table:table-cell>
          <table:table-cell table:style-name="ce6" office:value-type="currency" office:currency="EUR" office:value="1.5" calcext:value-type="currency">
            <text:p>1,50 €</text:p>
          </table:table-cell>
          <table:table-cell table:style-name="ce8" office:value-type="string" calcext:value-type="string">
            <text:p><text:a xlink:href="https://fr.aliexpress.com/item/1005005386850222.html?spm=a2g0o.productlist.main.5.77ce2cebxAKmHq&amp;algo_pvid=140f98cc-d4fb-4fee-b98b-67dfef7a4121&amp;aem_p4p_detail=202311220634144402467130274600001649927&amp;algo_exp_id=140f98cc-d4fb-4fee-b98b-67dfef7a4121-2&amp;pdp_npi=4%40dis%21EUR%211.21%211.21%21%21%219.23%21%21%40210388c917006636545248684e565c%2112000032843995413%21sea%21FR%210%21AB&amp;curPageLogUid=FKdYJaOoYEFo&amp;search_p4p_id=202311220634144402467130274600001649927_3" xlink:type="simple">Capteur d'attitude + gyroscope + accélérateur + magnétomètre, MPU-6050 MPU-9250 BMI160 HMC5883L ADXL335 LIS3DSH 3 6 9 axes - AliExpress</text:a> 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number-columns-repeated="2"/>
          <table:table-cell table:style-name="ce7" table:number-columns-repeated="3"/>
          <table:table-cell table:style-name="ce6"/>
          <table:covered-table-cell table:style-name="ce23"/>
          <table:covered-table-cell table:style-name="ce1"/>
        </table:table-row>
        <table:table-row table:style-name="ro5">
          <table:table-cell table:style-name="ce7" office:value-type="string" calcext:value-type="string">
            <text:p>Vol</text:p>
          </table:table-cell>
          <table:table-cell table:style-name="ce7"/>
          <table:table-cell table:style-name="ce7" office:value-type="string" calcext:value-type="string">
            <text:p>Moteur</text:p>
          </table:table-cell>
          <table:table-cell table:style-name="ce6" office:value-type="currency" office:currency="EUR" office:value="70.19" calcext:value-type="currency">
            <text:p>70,19 €</text:p>
          </table:table-cell>
          <table:table-cell table:style-name="ce10" office:value-type="string" calcext:value-type="string" table:number-columns-spanned="1" table:number-rows-spanned="3">
            <text:p><text:a xlink:href="https://fr.aliexpress.com/item/32653176351.html?src=google&amp;aff_fcid=64cd114c8d2b45df8c0b1bae3ac7ecf5-1700846483102-03823-UneMJZVf&amp;aff_fsk=UneMJZVf&amp;aff_platform=aaf&amp;sk=UneMJZVf&amp;aff_trace_key=64cd114c8d2b45df8c0b1bae3ac7ecf5-1700846483102-03823-UneMJZVf&amp;terminal_id=bccd68505d814422b0c07a0875b47a86&amp;afSmartRedirect=y" xlink:type="simple">Moteur Sans Balais MT2204 2204 2300KV, 4 x BLHeli / Simonk 12A ESC + 2x5045 Prop pour QAV250 Quadcopters Robocat 270mm - AliExpress</text:a> 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1"/>
          <table:table-cell table:number-columns-repeated="8"/>
        </table:table-row>
        <table:table-row table:style-name="ro6">
          <table:table-cell table:style-name="ce7" table:number-columns-repeated="2"/>
          <table:table-cell table:style-name="ce7" office:value-type="string" calcext:value-type="string">
            <text:p>ESC</text:p>
          </table:table-cell>
          <table:table-cell table:style-name="ce6"/>
          <table:covered-table-cell table:style-name="ce23"/>
          <table:table-cell table:style-name="ce1"/>
          <table:table-cell/>
          <table:table-cell table:style-name="ce21" table:formula="of:=28.5*4" office:value-type="float" office:value="114" calcext:value-type="float">
            <text:p>114</text:p>
          </table:table-cell>
          <table:table-cell table:number-columns-repeated="8"/>
        </table:table-row>
        <table:table-row table:style-name="ro7">
          <table:table-cell table:style-name="ce7" table:number-columns-repeated="2"/>
          <table:table-cell table:style-name="ce7" office:value-type="string" calcext:value-type="string">
            <text:p>Hélice</text:p>
          </table:table-cell>
          <table:table-cell table:style-name="ce6"/>
          <table:covered-table-cell table:style-name="ce23"/>
          <table:table-cell table:style-name="ce1" table:number-columns-repeated="2"/>
          <table:table-cell table:style-name="ce21"/>
          <table:table-cell table:number-columns-repeated="8"/>
        </table:table-row>
        <table:table-row table:style-name="ro7">
          <table:table-cell table:style-name="ce7" office:value-type="string" calcext:value-type="string">
            <text:p>Energie</text:p>
          </table:table-cell>
          <table:table-cell table:number-columns-repeated="2" table:style-name="ce7" office:value-type="string" calcext:value-type="string">
            <text:p>Batterie</text:p>
          </table:table-cell>
          <table:table-cell table:style-name="ce6" office:value-type="currency" office:currency="EUR" office:value="14.87" calcext:value-type="currency">
            <text:p>14,87 €</text:p>
          </table:table-cell>
          <table:table-cell table:style-name="ce8" office:value-type="string" calcext:value-type="string">
            <text:p><text:a xlink:href="https://fr.aliexpress.com/item/32910670438.html?src=google&amp;src=google&amp;albch=shopping&amp;acnt=248-630-5778&amp;slnk=&amp;plac=&amp;mtctp=&amp;albbt=Google_7_shopping&amp;gclsrc=aw.ds&amp;albagn=888888&amp;isSmbAutoCall=false&amp;needSmbHouyi=false&amp;src=google&amp;albch=shopping&amp;acnt=248-630-5778&amp;slnk=&amp;plac=&amp;mtctp=&amp;albbt=Google_7_shopping&amp;gclsrc=aw.ds&amp;albagn=888888&amp;ds_e_adid=&amp;ds_e_matchtype=&amp;ds_e_device=c&amp;ds_e_network=x&amp;ds_e_product_group_id=&amp;ds_e_product_id=fr32910670438&amp;ds_e_product_merchant_id=107894859&amp;ds_e_product_country=FR&amp;ds_e_product_language=fr&amp;ds_e_product_channel=online&amp;ds_e_product_store_id=&amp;ds_url_v=2&amp;albcp=20180143335&amp;albag=&amp;isSmbAutoCall=false&amp;needSmbHouyi=false&amp;gad_source=4&amp;gclid=CjwKCAiAsIGrBhAAEiwAEzMlC_e3rAmxoEUw9H_fG1C-Khbf4mDwxf_WbGdnLMlUb0PQbYA0RsNdRBoCoRoQAvD_BwE&amp;aff_fcid=50a8df2fea26497bb56b776ad010bee5-1700847312832-02344-UneMJZVf&amp;aff_fsk=UneMJZVf&amp;aff_platform=aaf&amp;sk=UneMJZVf&amp;aff_trace_key=50a8df2fea26497bb56b776ad010bee5-1700847312832-02344-UneMJZVf&amp;terminal_id=bccd68505d814422b0c07a0875b47a86&amp;afSmartRedirect=y" xlink:type="simple">HRB – batterie Lipo 7.4V, 1500mah, 11.1V, 65C 2S 3S T XT60 Deans, pièces RC, 14.8V, 18.5V, 22.2V, pour Drone FPV, voiture, avion, course - AliExpress</text:a>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u 4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8"/>
        </table:table-row>
        <table:table-row table:style-name="ro8">
          <table:table-cell table:number-columns-repeated="16"/>
        </table:table-row>
        <table:table-row table:style-name="ro7">
          <table:table-cell table:number-columns-repeated="5"/>
          <table:table-cell table:style-name="ce1" table:number-columns-repeated="2"/>
          <table:table-cell table:number-columns-repeated="9"/>
        </table:table-row>
        <table:table-row table:style-name="ro9">
          <table:table-cell table:style-name="ce3" office:value-type="string" calcext:value-type="string">
            <text:p>TOTAL :</text:p>
          </table:table-cell>
          <table:table-cell table:style-name="ce16" table:formula="of:=[.A137]+[.D10]*[.F10]" office:value-type="currency" office:currency="EUR" office:value="121.28" calcext:value-type="currency">
            <text:p>121,28 €</text:p>
          </table:table-cell>
          <table:table-cell table:style-name="ce16"/>
          <table:table-cell/>
          <table:table-cell table:style-name="ce4" table:number-columns-repeated="3"/>
          <table:table-cell table:number-columns-repeated="9"/>
        </table:table-row>
        <table:table-row table:style-name="ro10">
          <table:table-cell table:style-name="ce5" office:value-type="string" calcext:value-type="string">
            <text:p>POID :</text:p>
          </table:table-cell>
          <table:table-cell table:style-name="ce12" table:formula="of:=[.H2]+[.H3]+[.H4]+[.H5]+[.H6]+[.H7]+[.H8]+[.H9]+[.H10]" office:value-type="float" office:value="363.8" calcext:value-type="float">
            <text:p>363,8</text:p>
          </table:table-cell>
          <table:table-cell table:style-name="ce12" office:value-type="string" calcext:value-type="string">
            <text:p>g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7">
          <table:table-cell table:style-name="ce7" table:number-columns-repeated="3"/>
          <table:table-cell table:style-name="ce6"/>
          <table:table-cell table:style-name="ce7"/>
          <table:table-cell table:style-name="ce1"/>
          <table:table-cell table:number-columns-repeated="10"/>
        </table:table-row>
        <table:table-row table:style-name="ro11" table:number-rows-repeated="2">
          <table:table-cell table:number-columns-repeated="16"/>
        </table:table-row>
        <table:table-row table:style-name="ro12"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number-columns-repeated="10"/>
        </table:table-row>
        <table:table-row table:style-name="ro12">
          <table:table-cell table:style-name="ce7" table:number-columns-repeated="3"/>
          <table:table-cell table:style-name="ce6"/>
          <table:table-cell table:style-name="ce23"/>
          <table:table-cell table:number-columns-repeated="11"/>
        </table:table-row>
        <table:table-row table:style-name="ro12" table:number-rows-repeated="7">
          <table:table-cell table:style-name="ce7" table:number-columns-repeated="3"/>
          <table:table-cell table:style-name="ce6"/>
          <table:table-cell table:number-columns-repeated="12"/>
        </table:table-row>
        <table:table-row table:style-name="ro12" table:number-rows-repeated="17">
          <table:table-cell table:style-name="ce7" table:number-columns-repeated="4"/>
          <table:table-cell table:number-columns-repeated="12"/>
        </table:table-row>
        <table:table-row table:style-name="ro11" table:number-rows-repeated="92">
          <table:table-cell table:number-columns-repeated="16"/>
        </table:table-row>
        <table:table-row table:style-name="ro13">
          <table:table-cell table:number-columns-repeated="16"/>
        </table:table-row>
        <table:table-row table:style-name="ro14">
          <table:table-cell table:style-name="ce15" table:formula="of:=[.D2]*[.F2]+[.D3]*[.F3]+[.D4]*[.F4]+[.D5]+[.D6]+[.D7]" office:value-type="currency" office:currency="EUR" office:value="91.54" calcext:value-type="currency">
            <text:p>91,54 €</text:p>
          </table:table-cell>
          <table:table-cell table:number-columns-repeated="15"/>
        </table:table-row>
      </table:table>
      <table:named-expressions>
        <table:named-range table:name="AMJ1058407" table:base-cell-address="$Feuille1.$AMJ$1018407" table:cell-range-address="$Feuille1.$AMJ$1018407"/>
        <table:named-range table:name="AMJ1098407" table:base-cell-address="$Feuille1.$AMJ$1018407" table:cell-range-address="$Feuille1.$AMJ$1018407"/>
        <table:named-range table:name="AMJ2000000" table:base-cell-address="$Feuille1.$AMJ$1005099" table:cell-range-address="$Feuille1.$AMJ$1005099"/>
        <table:named-range table:name="AMJ20000000" table:base-cell-address="$Feuille1.$AMJ$1005099" table:cell-range-address="$Feuille1.$AMJ$1005099"/>
        <table:named-range table:name="AMJ2005099" table:base-cell-address="$Feuille1.$AMJ$1005099" table:cell-range-address="$Feuille1.$AMJ$1005099"/>
        <table:named-range table:name="AMJ3005099" table:base-cell-address="$Feuille1.$AMJ$1005099" table:cell-range-address="$Feuille1.$AMJ$1005099"/>
        <table:named-range table:name="AMJ4005099" table:base-cell-address="$Feuille1.$AMJ$1005099" table:cell-range-address="$Feuille1.$AMJ$1005099"/>
        <table:named-range table:name="AMJ5005099" table:base-cell-address="$Feuille1.$AMJ$1005099" table:cell-range-address="$Feuille1.$AMJ$1005099"/>
        <table:named-range table:name="AMJ9999999" table:base-cell-address="$Feuille1.$AMJ$99999" table:cell-range-address="$Feuille1.$AMJ$99999"/>
        <table:named-range table:name="ZZZ1" table:base-cell-address="$Feuille1.$Z$1" table:cell-range-address="$Feuille1.$Z$1"/>
        <table:named-range table:name="ZZZZ9999" table:base-cell-address="$Feuille1.$A$13" table:cell-range-address="$Feuille1.$A$11:.$C$13"/>
        <table:named-range table:name="ZZZZZZZ9999999999" table:base-cell-address="$Feuille1.$A$13" table:cell-range-address="$Feuille1.$A$11:.$C$13"/>
      </table:named-expressions>
      <table:database-ranges>
        <table:database-range table:name="__Anonymous_Sheet_DB__0" table:target-range-address="Feuille1.A13:Feuille1.C1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4T20:39:49.618000000</dc:date>
    <meta:editing-duration>PT4H47M33S</meta:editing-duration>
    <meta:editing-cycles>13</meta:editing-cycles>
    <meta:generator>LibreOffice/7.3.5.2$Windows_x86 LibreOffice_project/184fe81b8c8c30d8b5082578aee2fed2ea847c01</meta:generator>
    <meta:document-statistic meta:table-count="1" meta:cell-count="65" meta:object-count="0"/>
  </office:meta>
</office:document-meta>
</file>